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B0000015F2C08AEF4FB256741.png" manifest:media-type="image/png"/>
  <manifest:file-entry manifest:full-path="Pictures/1000020100000320000001F5F30B3E6D7DA33712.png" manifest:media-type="image/png"/>
  <manifest:file-entry manifest:full-path="Pictures/10000201000004B0000001E18946FD7F5F393F74.png" manifest:media-type="image/png"/>
  <manifest:file-entry manifest:full-path="Pictures/1000000000000780000004382334CD5008941812.png" manifest:media-type="image/png"/>
  <manifest:file-entry manifest:full-path="Pictures/10000201000000D50000017D6B82FEABC5C35B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3d200" draw:textarea-horizontal-align="justify" draw:textarea-vertical-align="middle" draw:auto-grow-height="false" fo:min-height="6.227cm" fo:min-width="14.99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036cm, 29.062cm, 16.886cm, 9.87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172cm, 29.429cm, 6.917cm, 17.34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2.615cm" fo:min-width="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96cm, 8.061cm, 5.485cm, 11.543cm)" draw:image-opacity="100%" style:mirror="horizontal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467cm, 0.446cm, 0.138cm, 17.15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57cm, 28.918cm, 21.788cm, 15.41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226cm, 24.69cm, 6.865cm, 21.879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03cm, 2.166cm, 2.115cm, 6.062cm)" draw:image-opacity="100%" style:mirror="horizontal"/>
    </style:style>
    <style:style style:name="gr11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fill-color="#ed1c24" draw:textarea-horizontal-align="justify" draw:textarea-vertical-align="middle" draw:auto-grow-height="false" fo:min-height="1.609cm" fo:min-width="0.516cm"/>
    </style:style>
    <style:style style:name="gr13" style:family="graphic" style:parent-style-name="objectwithoutfill">
      <style:graphic-properties svg:stroke-width="0.081cm" svg:stroke-color="#94070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cccc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65cm, 0cm, 8.808cm, 16.883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97cm, 28.42cm, 13.782cm, 17.652cm)" draw:image-opacity="100%" style:mirror="horizontal"/>
    </style:style>
    <style:style style:name="gr18" style:family="graphic" style:parent-style-name="objectwithoutfill">
      <style:graphic-properties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1.782cm" fo:min-width="0.516cm"/>
    </style:style>
    <style:style style:name="gr21" style:family="graphic" style:parent-style-name="standard">
      <style:graphic-properties draw:fill-color="#89c765" draw:textarea-horizontal-align="justify" draw:textarea-vertical-align="middle" draw:auto-grow-height="false" fo:min-height="0.258cm" fo:min-width="0.008cm"/>
    </style:style>
    <style:style style:name="gr22" style:family="graphic" style:parent-style-name="objectwithoutfill">
      <style:graphic-properties svg:stroke-width="0.106cm" svg:stroke-color="#89c76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ef413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035cm" svg:stroke-color="#ef413d" draw:marker-start-width="0.252cm" draw:marker-end-width="0.252cm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106cm" svg:stroke-color="#0066b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081cm" svg:stroke-color="#e3d2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106cm" svg:stroke-color="#b2b2b2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081cm" svg:stroke-color="#72bf4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06cm" svg:stroke-color="#72bf4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b2b2b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svg:stroke-color="#c3831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svg:stroke-color="#57983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svg:stroke-color="#1b75b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5" style:family="graphic" style:parent-style-name="objectwithoutfill">
      <style:graphic-properties svg:stroke-width="0.106cm" svg:stroke-color="#a3238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objectwithoutfill">
      <style:graphic-properties svg:stroke-width="0.106cm" svg:stroke-color="#00a65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7" style:family="graphic" style:parent-style-name="objectwithoutfill">
      <style:graphic-properties svg:stroke-width="0.081cm" svg:stroke-color="#0066b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textarea-horizontal-align="justify" draw:textarea-vertical-align="middle" draw:auto-grow-height="false" fo:min-height="0.893cm" fo:min-width="0.008cm"/>
    </style:style>
    <style:style style:name="gr39" style:family="graphic" style:parent-style-name="standard">
      <style:graphic-properties draw:textarea-horizontal-align="justify" draw:textarea-vertical-align="middle" draw:auto-grow-height="false" fo:min-height="1.147cm" fo:min-width="0.008cm"/>
    </style:style>
    <style:style style:name="gr40" style:family="graphic" style:parent-style-name="objectwithoutfill">
      <style:graphic-properties svg:stroke-width="0.106cm" svg:stroke-color="#72bf4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1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e3d2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89c76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494cm" svg:height="6.477cm" svg:x="6.51cm" svg:y="5.15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11.227cm" svg:height="4.318cm" draw:transform="rotate (-3.14159265358979) translate (25.892cm 19.669cm)">
          <draw:image xlink:href="Pictures/1000000000000780000004382334CD5008941812.png" xlink:type="simple" xlink:show="embed" xlink:actuate="onLoad">
            <text:p/>
          </draw:image>
          <draw:glue-point draw:id="4" svg:x="-4.15cm" svg:y="-4.152cm"/>
          <draw:glue-point draw:id="5" svg:x="-3.596cm" svg:y="-4.152cm"/>
          <draw:glue-point draw:id="6" svg:x="-3.031cm" svg:y="-4.437cm"/>
          <draw:glue-point draw:id="7" svg:x="-2.459cm" svg:y="-4.446cm"/>
          <draw:glue-point draw:id="8" svg:x="-1.905cm" svg:y="-4.446cm"/>
          <draw:glue-point draw:id="9" svg:x="-1.334cm" svg:y="-4.451cm"/>
          <draw:glue-point draw:id="10" svg:x="-0.768cm" svg:y="-4.152cm"/>
          <draw:glue-point draw:id="11" svg:x="-0.186cm" svg:y="-4.446cm"/>
          <draw:glue-point draw:id="12" svg:x="0.366cm" svg:y="-4.446cm"/>
          <draw:glue-point draw:id="13" svg:x="0.928cm" svg:y="-4.462cm"/>
          <draw:glue-point draw:id="14" svg:x="1.606cm" svg:y="-4.462cm"/>
          <draw:glue-point draw:id="15" svg:x="2.059cm" svg:y="-4.124cm"/>
          <draw:glue-point draw:id="16" svg:x="2.624cm" svg:y="-4.446cm"/>
          <draw:glue-point draw:id="17" svg:x="3.303cm" svg:y="-4.409cm"/>
          <draw:glue-point draw:id="18" svg:x="3.756cm" svg:y="-4.465cm"/>
          <draw:glue-point draw:id="19" svg:x="-4.162cm" svg:y="4.421cm"/>
          <draw:glue-point draw:id="20" svg:x="-3.593cm" svg:y="4.082cm"/>
          <draw:glue-point draw:id="21" svg:x="-3.031cm" svg:y="4.381cm"/>
          <draw:glue-point draw:id="22" svg:x="-2.465cm" svg:y="4.395cm"/>
          <draw:glue-point draw:id="23" svg:x="-1.907cm" svg:y="4.377cm"/>
          <draw:glue-point draw:id="24" svg:x="-1.334cm" svg:y="4.381cm"/>
          <draw:glue-point draw:id="25" svg:x="-0.768cm" svg:y="4.377cm"/>
          <draw:glue-point draw:id="26" svg:x="-0.203cm" svg:y="4.381cm"/>
          <draw:glue-point draw:id="27" svg:x="0.475cm" svg:y="4.307cm"/>
          <draw:glue-point draw:id="28" svg:x="0.928cm" svg:y="4.381cm"/>
          <draw:glue-point draw:id="29" svg:x="1.606cm" svg:y="4.381cm"/>
          <draw:glue-point draw:id="30" svg:x="2.172cm" svg:y="4.381cm"/>
          <draw:glue-point draw:id="31" svg:x="2.624cm" svg:y="4.381cm"/>
          <draw:glue-point draw:id="32" svg:x="3.303cm" svg:y="4.381cm"/>
          <draw:glue-point draw:id="33" svg:x="3.869cm" svg:y="4.381cm"/>
        </draw:frame>
        <draw:frame draw:style-name="gr3" draw:text-style-name="P2" xml:id="id4" draw:id="id4" draw:layer="layout" svg:width="3.708cm" svg:height="5.08cm" draw:transform="rotate (-1.5707963267949) translate (10.398cm 13.954cm)">
          <draw:image xlink:href="Pictures/1000000000000780000004382334CD5008941812.png" xlink:type="simple" xlink:show="embed" xlink:actuate="onLoad">
            <text:p/>
          </draw:image>
          <draw:glue-point draw:id="4" svg:x="4.496cm" svg:y="-4.355cm"/>
          <draw:glue-point draw:id="5" svg:x="3.228cm" svg:y="-4.652cm"/>
          <draw:glue-point draw:id="6" svg:x="1.996cm" svg:y="-4.285cm"/>
          <draw:glue-point draw:id="7" svg:x="0.712cm" svg:y="-4.306cm"/>
          <draw:glue-point draw:id="8" svg:x="-4.496cm" svg:y="-4.352cm"/>
        </draw:frame>
        <draw:frame draw:style-name="gr4" draw:text-style-name="P2" xml:id="id1" draw:id="id1" draw:layer="layout" svg:width="2.794cm" svg:height="5.08cm" svg:x="10.32cm" svg:y="5.83cm">
          <draw:image xlink:href="Pictures/10000201000000D50000017D6B82FEABC5C35BDA.png" xlink:type="simple" xlink:show="embed" xlink:actuate="onLoad">
            <text:p/>
          </draw:image>
          <draw:glue-point draw:id="4" svg:x="-3.171cm" svg:y="4.196cm"/>
          <draw:glue-point draw:id="5" svg:x="-1.363cm" svg:y="4.175cm"/>
          <draw:glue-point draw:id="6" svg:x="0.909cm" svg:y="4.194cm"/>
          <draw:glue-point draw:id="7" svg:x="3.099cm" svg:y="4.196cm"/>
        </draw:frame>
        <draw:custom-shape draw:style-name="gr5" draw:text-style-name="P3" xml:id="id17" draw:id="id17" draw:layer="layout" svg:width="3.81cm" svg:height="3.175cm" svg:x="22.73cm" svg:y="6.668cm">
          <draw:glue-point draw:id="4" svg:x="-5cm" svg:y="-1.798cm"/>
          <draw:glue-point draw:id="5" svg:x="-5cm" svg:y="1.401cm"/>
          <text:p text:style-name="P3">Batt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xml:id="id2" draw:id="id2" draw:layer="layout" svg:width="4.258cm" svg:height="1.522cm" svg:x="1.06cm" svg:y="3.921cm">
          <draw:image xlink:href="Pictures/10000201000004B0000001E18946FD7F5F393F74.png" xlink:type="simple" xlink:show="embed" xlink:actuate="onLoad">
            <text:p/>
          </draw:image>
          <draw:glue-point draw:id="4" svg:x="3.393cm" svg:y="4.507cm"/>
          <draw:glue-point draw:id="5" svg:x="3.978cm" svg:y="4.507cm"/>
          <draw:glue-point draw:id="6" svg:x="4.783cm" svg:y="-3.999cm"/>
          <draw:glue-point draw:id="7" svg:x="4.403cm" svg:y="-0.5cm"/>
          <draw:glue-point draw:id="8" svg:x="4.457cm" svg:y="0.504cm"/>
        </draw:frame>
        <draw:frame draw:style-name="gr7" draw:text-style-name="P2" xml:id="id14" draw:id="id14" draw:layer="layout" svg:width="4.271cm" svg:height="4.369cm" draw:transform="rotate (-1.5707963267949) translate (29.871cm 6.207cm)">
          <draw:image xlink:href="Pictures/1000020100000320000001F5F30B3E6D7DA33712.png" xlink:type="simple" xlink:show="embed" xlink:actuate="onLoad">
            <text:p/>
          </draw:image>
          <draw:glue-point draw:id="4" svg:x="4.641cm" svg:y="-0.533cm"/>
          <draw:glue-point draw:id="5" svg:x="4.641cm" svg:y="0.351cm"/>
        </draw:frame>
        <draw:frame draw:style-name="gr8" draw:text-style-name="P2" xml:id="id5" draw:id="id5" draw:layer="layout" svg:width="3.301cm" svg:height="2.158cm" svg:x="2.016cm" svg:y="18.019cm">
          <draw:image xlink:href="Pictures/1000000000000780000004382334CD5008941812.png" xlink:type="simple" xlink:show="embed" xlink:actuate="onLoad">
            <text:p/>
          </draw:image>
          <draw:glue-point draw:id="4" svg:x="-3.435cm" svg:y="4.416cm"/>
          <draw:glue-point draw:id="5" svg:x="-1.92cm" svg:y="4.453cm"/>
          <draw:glue-point draw:id="6" svg:x="-0.021cm" svg:y="4.416cm"/>
        </draw:frame>
        <draw:frame draw:style-name="gr9" draw:text-style-name="P2" xml:id="id16" draw:id="id16" draw:layer="layout" svg:width="2.158cm" svg:height="1.777cm" draw:transform="rotate (-3.14159265358979) translate (14.589cm 3.159cm)">
          <draw:image xlink:href="Pictures/1000000000000780000004382334CD5008941812.png" xlink:type="simple" xlink:show="embed" xlink:actuate="onLoad">
            <text:p/>
          </draw:image>
          <draw:glue-point draw:id="4" svg:x="3.873cm" svg:y="-4.991cm"/>
          <draw:glue-point draw:id="5" svg:x="3.253cm" svg:y="4.997cm"/>
        </draw:frame>
        <draw:frame draw:style-name="gr10" draw:text-style-name="P2" xml:id="id15" draw:id="id15" draw:layer="layout" svg:width="2.153cm" svg:height="1.954cm" draw:transform="skewX (-0.000523598775598279) rotate (0.858003860280412) translate (10.481cm 9.845cm)">
          <draw:image xlink:href="Pictures/10000201000001BB0000015F2C08AEF4FB256741.png" xlink:type="simple" xlink:show="embed" xlink:actuate="onLoad">
            <text:p/>
          </draw:image>
          <draw:glue-point draw:id="4" svg:x="0.339cm" svg:y="2.539cm"/>
        </draw:frame>
        <draw:connector draw:style-name="gr11" draw:text-style-name="P2" draw:layer="layout" draw:type="curve" draw:line-skew="-3.915cm" svg:x1="12.582cm" svg:y1="10.501cm" svg:x2="4.633cm" svg:y2="5.367cm" draw:start-shape="id1" draw:start-glue-point="7" draw:end-shape="id2" draw:end-glue-point="4" svg:d="M12582 10501c0-4509-7949-1942-7949-5134" svg:viewBox="0 0 7950 5135">
          <text:p/>
        </draw:connector>
        <draw:custom-shape draw:style-name="gr12" draw:text-style-name="P4" xml:id="id11" draw:id="id11" draw:layer="layout" svg:width="1.016cm" svg:height="1.859cm" svg:x="9.382cm" svg:y="8.285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svg:x1="23.986cm" svg:y1="15.607cm" svg:x2="10.141cm" svg:y2="14.194cm" draw:start-shape="id3" draw:start-glue-point="17" draw:end-shape="id4" draw:end-glue-point="4" svg:d="M23986 15607c0-3229-13845-2523-13845-1413" svg:viewBox="0 0 13846 2346">
          <text:p/>
        </draw:connector>
        <draw:connector draw:style-name="gr14" draw:text-style-name="P2" draw:layer="layout" draw:type="curve" draw:line-skew="0.518cm" svg:x1="2.533cm" svg:y1="20.05cm" svg:x2="18.781cm" svg:y2="19.401cm" draw:start-shape="id5" draw:start-glue-point="4" draw:end-shape="id3" draw:end-glue-point="24" svg:d="M2533 20050c0 1717 16248 2042 16248-649" svg:viewBox="0 0 16249 1981">
          <text:p/>
        </draw:connector>
        <draw:connector draw:style-name="gr15" draw:text-style-name="P2" draw:layer="layout" draw:type="curve" svg:x1="9.255cm" svg:y1="6.588cm" svg:x2="4.882cm" svg:y2="5.367cm" draw:start-shape="id6" draw:end-shape="id2" draw:end-glue-point="5" svg:d="M9255 6588c-2916 0-4373-407-4373-1221" svg:viewBox="0 0 4374 1222">
          <text:p/>
        </draw:connector>
        <draw:frame draw:style-name="gr16" draw:text-style-name="P2" xml:id="id13" draw:id="id13" draw:layer="layout" svg:width="5.08cm" svg:height="5.08cm" draw:transform="rotate (-3.14159265358979) translate (21.211cm 10.867cm)">
          <draw:image xlink:href="Pictures/1000020100000320000001F5F30B3E6D7DA33712.png" xlink:type="simple" xlink:show="embed" xlink:actuate="onLoad">
            <text:p/>
          </draw:image>
          <draw:glue-point draw:id="4" svg:x="4.498cm" svg:y="4.003cm"/>
          <draw:glue-point draw:id="5" svg:x="4.507cm" svg:y="2.751cm"/>
          <draw:glue-point draw:id="6" svg:x="4.521cm" svg:y="1.751cm"/>
          <draw:glue-point draw:id="7" svg:x="4.511cm" svg:y="-1.748cm"/>
          <draw:glue-point draw:id="8" svg:x="4.498cm" svg:y="-2.74cm"/>
          <draw:glue-point draw:id="9" svg:x="4.248cm" svg:y="-4.017cm"/>
        </draw:frame>
        <draw:frame draw:style-name="gr17" draw:text-style-name="P2" xml:id="id10" draw:id="id10" draw:layer="layout" svg:width="4.191cm" svg:height="1.27cm" draw:transform="rotate (1.5707963267949) translate (7.604cm 10.906cm)">
          <draw:image xlink:href="Pictures/1000000000000780000004382334CD5008941812.png" xlink:type="simple" xlink:show="embed" xlink:actuate="onLoad">
            <text:p/>
          </draw:image>
          <draw:glue-point draw:id="4" svg:x="2.982cm" svg:y="0.199cm"/>
          <draw:glue-point draw:id="5" svg:x="2.982cm" svg:y="-4.121cm"/>
          <draw:glue-point draw:id="6" svg:x="2.982cm" svg:y="4.353cm"/>
          <draw:glue-point draw:id="7" svg:x="2cm" svg:y="-4.43cm"/>
        </draw:frame>
        <draw:frame draw:style-name="gr4" draw:text-style-name="P2" xml:id="id7" draw:id="id7" draw:layer="layout" svg:width="2.794cm" svg:height="5.08cm" svg:x="13.209cm" svg:y="5.788cm">
          <draw:image xlink:href="Pictures/10000201000000D50000017D6B82FEABC5C35BDA.png" xlink:type="simple" xlink:show="embed" xlink:actuate="onLoad">
            <text:p/>
          </draw:image>
          <draw:glue-point draw:id="4" svg:x="-3.206cm" svg:y="4.5cm"/>
          <draw:glue-point draw:id="5" svg:x="-1.363cm" svg:y="4.494cm"/>
          <draw:glue-point draw:id="6" svg:x="1.367cm" svg:y="4.5cm"/>
          <draw:glue-point draw:id="7" svg:x="3.636cm" svg:y="4.494cm"/>
        </draw:frame>
        <draw:frame draw:style-name="gr10" draw:text-style-name="P2" xml:id="id8" draw:id="id8" draw:layer="layout" svg:width="2.153cm" svg:height="1.954cm" draw:transform="skewX (-0.000523598775598279) rotate (0.858003860280412) translate (13.401cm 9.813cm)">
          <draw:image xlink:href="Pictures/10000201000001BB0000015F2C08AEF4FB256741.png" xlink:type="simple" xlink:show="embed" xlink:actuate="onLoad">
            <text:p/>
          </draw:image>
          <draw:glue-point draw:id="4" svg:x="0.055cm" svg:y="2.388cm"/>
          <draw:glue-point draw:id="5" svg:x="-2.144cm" svg:y="2.446cm"/>
        </draw:frame>
        <draw:connector draw:style-name="gr18" draw:text-style-name="P2" draw:layer="layout" draw:type="curve" draw:line-skew="-1.618cm" svg:x1="20.954cm" svg:y1="10.354cm" svg:x2="15.621cm" svg:y2="10.61cm" draw:end-shape="id7" draw:end-glue-point="7" svg:d="M20954 10354c0-906-5333-1034-5333 256" svg:viewBox="0 0 5334 953">
          <text:p/>
        </draw:connector>
        <draw:connector draw:style-name="gr19" draw:text-style-name="P2" draw:layer="layout" draw:type="curve" draw:line-skew="-3.695cm" svg:x1="20.956cm" svg:y1="6.804cm" svg:x2="14.859cm" svg:y2="10.33cm" draw:end-shape="id8" draw:end-glue-point="4" svg:d="M20956 6804c0 1638-6097-125-6097 3526" svg:viewBox="0 0 6098 3527">
          <text:p/>
        </draw:connector>
        <draw:custom-shape draw:style-name="gr20" draw:text-style-name="P5" xml:id="id6" draw:id="id6" draw:layer="layout" svg:width="1.016cm" svg:height="2.032cm" svg:x="9.255cm" svg:y="5.57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xml:id="id9" draw:id="id9" draw:layer="layout" svg:width="0.508cm" svg:height="0.508cm" svg:x="8.112cm" svg:y="8.112cm">
          <text:p/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curve" draw:line-skew="-0.823cm" svg:x1="8.62cm" svg:y1="8.366cm" svg:x2="8.617cm" svg:y2="8.893cm" draw:start-shape="id9" draw:start-glue-point="1" draw:end-shape="id10" draw:end-glue-point="4" svg:d="M8620 8366c-103 0-102 527-3 527" svg:viewBox="0 0 78 528">
          <text:p/>
        </draw:connector>
        <draw:connector draw:style-name="gr23" draw:text-style-name="P2" draw:layer="layout" draw:type="curve" svg:x1="9.89cm" svg:y1="10.144cm" svg:x2="14.226cm" svg:y2="10.347cm" draw:start-shape="id11" draw:start-glue-point="2" draw:end-shape="id8" draw:end-glue-point="5" svg:d="M9890 10144c0 2170 4336 2069 4336 203" svg:viewBox="0 0 4337 1616">
          <text:p/>
        </draw:connector>
        <draw:connector draw:style-name="gr24" draw:text-style-name="P3" draw:layer="layout" svg:x1="8.617cm" svg:y1="10.634cm" svg:x2="9.89cm" svg:y2="10.144cm" draw:start-shape="id10" draw:start-glue-point="6" draw:end-shape="id11" draw:end-glue-point="2" svg:d="M8617 10634h1273v-490" svg:viewBox="0 0 1274 491">
          <text:p/>
        </draw:connector>
        <draw:connector draw:style-name="gr25" draw:text-style-name="P2" draw:layer="layout" draw:type="curve" svg:x1="8.219cm" svg:y1="14.212cm" svg:x2="19.416cm" svg:y2="15.718cm" draw:start-shape="id4" draw:start-glue-point="7" draw:end-shape="id3" draw:end-glue-point="10" svg:d="M8219 14212c0-1137 11197-1890 11197 1506" svg:viewBox="0 0 11198 2466">
          <text:p/>
        </draw:connector>
        <draw:connector draw:style-name="gr26" draw:text-style-name="P2" draw:layer="layout" draw:type="curve" svg:x1="8.871cm" svg:y1="14.22cm" svg:x2="20.07cm" svg:y2="15.591cm" draw:start-shape="id4" draw:start-glue-point="6" draw:end-shape="id3" draw:end-glue-point="11" svg:d="M8871 14220c0-1149 11199-1834 11199 1371" svg:viewBox="0 0 11200 2330">
          <text:p/>
        </draw:connector>
        <draw:connector draw:style-name="gr27" draw:text-style-name="P2" draw:layer="layout" draw:type="curve" svg:x1="19.416cm" svg:y1="19.399cm" svg:x2="6.969cm" svg:y2="10.398cm" draw:start-shape="id3" draw:start-glue-point="25" draw:end-shape="id12" draw:end-glue-point="2" svg:d="M19416 19399c0 1156-12447 5657-12447-9001" svg:viewBox="0 0 12448 10561">
          <text:p/>
        </draw:connector>
        <draw:connector draw:style-name="gr28" draw:text-style-name="P2" draw:layer="layout" draw:type="curve" svg:x1="22.716cm" svg:y1="19.401cm" svg:x2="3.033cm" svg:y2="20.058cm" draw:start-shape="id3" draw:start-glue-point="30" draw:end-shape="id5" draw:end-glue-point="5" svg:d="M22716 19401c0 1914-19683 1585-19683 657" svg:viewBox="0 0 19684 1399">
          <text:p/>
        </draw:connector>
        <draw:connector draw:style-name="gr29" draw:text-style-name="P2" draw:layer="layout" draw:type="curve" draw:line-skew="3.983cm" svg:x1="18.781cm" svg:y1="15.589cm" svg:x2="8.366cm" svg:y2="8.112cm" draw:start-shape="id3" draw:start-glue-point="9" draw:end-shape="id9" draw:end-glue-point="0" svg:d="M18781 15589c0-5992-10415-2254-10415-7477" svg:viewBox="0 0 10416 7478">
          <text:p/>
        </draw:connector>
        <draw:connector draw:style-name="gr30" draw:text-style-name="P2" draw:layer="layout" draw:type="curve" draw:line-skew="0.17cm" svg:x1="17.511cm" svg:y1="19.407cm" svg:x2="3.666cm" svg:y2="20.177cm" draw:start-shape="id3" draw:start-glue-point="22" draw:end-shape="id5" draw:end-glue-point="2" svg:d="M17511 19407c0 2160-13845 1775-13845 770" svg:viewBox="0 0 13846 1577">
          <text:p/>
        </draw:connector>
        <draw:connector draw:style-name="gr31" draw:text-style-name="P2" draw:layer="layout" draw:type="curve" svg:x1="9.497cm" svg:y1="14.084cm" svg:x2="16.241cm" svg:y2="15.718cm" draw:start-shape="id4" draw:start-glue-point="5" draw:end-shape="id3" draw:end-glue-point="5" svg:d="M9497 14084c0-945 6744-1762 6744 1634" svg:viewBox="0 0 6745 2461">
          <text:p/>
        </draw:connector>
        <draw:connector draw:style-name="gr31" draw:text-style-name="P2" draw:layer="layout" draw:type="curve" draw:line-skew="0cm 1.278cm" svg:x1="16.241cm" svg:y1="15.718cm" svg:x2="9.255cm" svg:y2="6.588cm" draw:start-shape="id3" draw:start-glue-point="5" draw:end-shape="id6" draw:end-glue-point="3" svg:d="M16241 15718c0-6360-3105-5299-4560-5992s-1261-3138-2426-3138" svg:viewBox="0 0 6987 9131">
          <text:p/>
        </draw:connector>
        <draw:connector draw:style-name="gr32" draw:text-style-name="P2" draw:layer="layout" draw:type="curve" draw:line-skew="0.774cm" svg:x1="20.96cm" svg:y1="9.724cm" svg:x2="23.986cm" svg:y2="19.401cm" draw:start-shape="id13" draw:start-glue-point="5" draw:end-shape="id3" draw:end-glue-point="32" svg:d="M20960 9724c9309 0 7758 5223 6187 7931s-3161 2899-3161 1746" svg:viewBox="0 0 7375 10346">
          <text:p/>
        </draw:connector>
        <draw:connector draw:style-name="gr33" draw:text-style-name="P2" draw:layer="layout" draw:type="curve" draw:line-skew="0cm -1.637cm" svg:x1="23.223cm" svg:y1="19.401cm" svg:x2="20.967cm" svg:y2="9.216cm" draw:start-shape="id3" draw:start-glue-point="31" draw:end-shape="id13" draw:end-glue-point="6" svg:d="M23223 19401c0 1153 765 962 1622-1873s1804-8312-3878-8312" svg:viewBox="0 0 4527 10848">
          <text:p/>
        </draw:connector>
        <draw:connector draw:style-name="gr34" draw:text-style-name="P2" draw:layer="layout" draw:type="curve" draw:line-skew="-0.197cm" svg:x1="20.962cm" svg:y1="7.44cm" svg:x2="29.713cm" svg:y2="8.115cm" draw:start-shape="id13" draw:start-glue-point="7" draw:end-shape="id14" draw:end-glue-point="4" svg:d="M20962 7440c3297 0 2198-1733 5803-1733 3606 0 3935 2408 2948 2408" svg:viewBox="0 0 9232 2409">
          <text:p/>
        </draw:connector>
        <draw:connector draw:style-name="gr35" draw:text-style-name="P2" draw:layer="layout" draw:type="curve" svg:x1="20.828cm" svg:y1="6.287cm" svg:x2="29.713cm" svg:y2="8.491cm" draw:start-shape="id13" draw:start-glue-point="9" draw:end-shape="id14" draw:end-glue-point="5" svg:d="M20828 6287c3793 0 2529-580 6036-580s3836 2784 2849 2784" svg:viewBox="0 0 9369 2785">
          <text:p/>
        </draw:connector>
        <draw:connector draw:style-name="gr11" draw:text-style-name="P2" draw:layer="layout" draw:type="curve" svg:x1="11.221cm" svg:y1="10.483cm" svg:x2="9.89cm" svg:y2="10.144cm" draw:start-shape="id15" draw:start-glue-point="3" draw:end-shape="id11" draw:end-glue-point="2" svg:d="M11221 10483c0 1710-1331 1879-1331-339" svg:viewBox="0 0 1332 1644">
          <text:p/>
        </draw:connector>
        <draw:connector draw:style-name="gr18" draw:text-style-name="P2" draw:layer="layout" draw:type="curve" svg:x1="9.89cm" svg:y1="10.144cm" svg:x2="14.211cm" svg:y2="3.157cm" draw:start-shape="id11" draw:start-glue-point="2" draw:end-shape="id16" draw:end-glue-point="5" svg:d="M9890 10144c0 750 4321 4243 4321-6987" svg:viewBox="0 0 4322 8091">
          <text:p/>
        </draw:connector>
        <draw:connector draw:style-name="gr11" draw:text-style-name="P2" draw:layer="layout" draw:type="curve" svg:x1="15.619cm" svg:y1="15.718cm" svg:x2="9.89cm" svg:y2="10.144cm" draw:start-shape="id3" draw:start-glue-point="4" draw:end-shape="id11" draw:end-glue-point="2" svg:d="M15619 15718c0-4455-5729-1668-5729-5574" svg:viewBox="0 0 5730 5575">
          <text:p/>
        </draw:connector>
        <draw:connector draw:style-name="gr36" draw:text-style-name="P2" draw:layer="layout" draw:type="curve" draw:line-skew="0cm 0cm 1.98cm" svg:x1="18.138cm" svg:y1="19.399cm" svg:x2="5.575cm" svg:y2="14.195cm" draw:start-shape="id3" draw:start-glue-point="23" draw:end-shape="id4" draw:end-glue-point="8" svg:d="M18138 19399c0 1156-5606 771-5606-1597s-6957-1749-6957-3607" svg:viewBox="0 0 12564 5834">
          <text:p/>
        </draw:connector>
        <draw:connector draw:style-name="gr37" draw:text-style-name="P2" draw:layer="layout" draw:type="curve" draw:line-skew="0.487cm" svg:x1="10.832cm" svg:y1="10.501cm" svg:x2="20.051cm" svg:y2="19.401cm" draw:start-shape="id1" draw:start-glue-point="4" draw:end-shape="id3" draw:end-glue-point="26" svg:d="M10832 10501c0 15234 9219 10784 9219 8900" svg:viewBox="0 0 9220 10986">
          <text:p/>
        </draw:connector>
        <draw:connector draw:style-name="gr25" draw:text-style-name="P2" draw:layer="layout" draw:type="curve" svg:x1="13.711cm" svg:y1="10.614cm" svg:x2="20.811cm" svg:y2="19.369cm" draw:start-shape="id7" draw:start-glue-point="4" draw:end-shape="id3" draw:end-glue-point="27" svg:d="M13711 10614c0 14334 7100 9956 7100 8755" svg:viewBox="0 0 7101 10329">
          <text:p/>
        </draw:connector>
        <draw:connector draw:style-name="gr31" draw:text-style-name="P2" draw:layer="layout" draw:type="curve" draw:line-skew="0cm -0.85cm" svg:x1="12.021cm" svg:y1="10.406cm" svg:x2="9.763cm" svg:y2="5.572cm" draw:start-shape="id15" draw:start-glue-point="4" draw:end-shape="id6" draw:end-glue-point="0" svg:d="M12021 10406c0 1825-4117 1217-4117-2059s1859-3526 1859-2775" svg:viewBox="0 0 4118 6201">
          <text:p/>
        </draw:connector>
        <draw:custom-shape draw:style-name="gr38" draw:text-style-name="P3" draw:layer="layout" svg:width="0.508cm" svg:height="1.143cm" svg:x="25.13cm" svg:y="11.668cm">
          <text:p text:style-name="P3">1kR</text:p>
          <draw:enhanced-geometry svg:viewBox="0 0 21600 21600" draw:type="rectangle" draw:enhanced-path="M 0 0 L 21600 0 21600 21600 0 21600 0 0 Z N"/>
        </draw:custom-shape>
        <draw:custom-shape draw:style-name="gr39" draw:text-style-name="P3" xml:id="id12" draw:id="id12" draw:layer="layout" svg:width="0.508cm" svg:height="1.397cm" svg:x="6.715cm" svg:y="9.001cm">
          <text:p text:style-name="P3">220 R</text:p>
          <draw:enhanced-geometry svg:viewBox="0 0 21600 21600" draw:type="rectangle" draw:enhanced-path="M 0 0 L 21600 0 21600 21600 0 21600 0 0 Z N"/>
        </draw:custom-shape>
        <draw:connector draw:style-name="gr40" draw:text-style-name="P2" draw:layer="layout" draw:type="curve" svg:x1="6.969cm" svg:y1="9.001cm" svg:x2="5.225cm" svg:y2="4.074cm" draw:start-shape="id12" draw:start-glue-point="0" draw:end-shape="id2" draw:end-glue-point="6" svg:d="M6969 9001c0-3285-581-4927-1744-4927" svg:viewBox="0 0 1745 4928">
          <text:p/>
        </draw:connector>
        <draw:connector draw:style-name="gr18" draw:text-style-name="P2" draw:layer="layout" draw:type="curve" draw:line-skew="3.681cm 1.89cm" svg:x1="22.73cm" svg:y1="7.685cm" svg:x2="14.345cm" svg:y2="1.384cm" draw:start-shape="id17" draw:start-glue-point="4" draw:end-shape="id16" draw:end-glue-point="4" svg:d="M22730 7685c-585 0-487-2457-2437-3512s-5948-707-5948-2789" svg:viewBox="0 0 8386 6302">
          <text:p/>
        </draw:connector>
        <draw:connector draw:style-name="gr31" draw:text-style-name="P2" draw:layer="layout" draw:type="curve" draw:line-skew="4.861cm -1.215cm" svg:x1="22.73cm" svg:y1="8.699cm" svg:x2="9.763cm" svg:y2="5.572cm" draw:start-shape="id17" draw:start-glue-point="5" draw:end-shape="id6" draw:end-glue-point="0" svg:d="M22730 8699c-2052 0-1709-2422-4438-3847s-8529-1854-8529 720" svg:viewBox="0 0 12968 4990">
          <text:p/>
        </draw:connector>
        <draw:connector draw:style-name="gr31" draw:text-style-name="P2" draw:layer="layout" draw:type="curve" svg:x1="9.763cm" svg:y1="5.572cm" svg:x2="8.493cm" svg:y2="6.954cm" draw:start-shape="id6" draw:end-shape="id10" draw:end-glue-point="7" svg:d="M9763 5572c0-751-1270-1442-1270 1382" svg:viewBox="0 0 1271 2046">
          <text:p/>
        </draw:connector>
        <draw:connector draw:style-name="gr41" draw:text-style-name="P2" draw:layer="layout" draw:type="curve" svg:x1="14.859cm" svg:y1="10.33cm" svg:x2="12.021cm" svg:y2="10.406cm" draw:start-shape="id8" draw:start-glue-point="4" draw:end-shape="id15" draw:end-glue-point="4" svg:d="M14859 10330c0 1939-2838 1901-2838 76" svg:viewBox="0 0 2839 1451">
          <text:p/>
        </draw:connector>
        <draw:custom-shape draw:style-name="gr38" draw:text-style-name="P3" draw:layer="layout" svg:width="0.508cm" svg:height="1.143cm" svg:x="27.035cm" svg:y="11.16cm">
          <text:p text:style-name="P3">1k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6T01:26:47.259826414</meta:creation-date>
    <dc:date>2020-01-11T23:03:41.085649564</dc:date>
    <meta:editing-duration>P9DT13H8M37S</meta:editing-duration>
    <meta:editing-cycles>18</meta:editing-cycles>
    <meta:generator>LibreOffice/6.0.7.3$Linux_X86_64 LibreOffice_project/00m0$Build-3</meta:generator>
    <meta:document-statistic meta:object-count="53"/>
  </office:meta>
</office:document-meta>
</file>